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4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2" style:family="paragraph" style:parent-style-name="Standard" style:list-style-name="L4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3" style:family="paragraph" style:parent-style-name="Standard" style:list-style-name="L35">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4"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27">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2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9">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9" style:family="paragraph" style:parent-style-name="Standard" style:list-style-name="L3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70" style:family="paragraph" style:parent-style-name="Standard" style:list-style-name="L31">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2">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9">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5" style:family="paragraph" style:parent-style-name="Standard" style:list-style-name="L1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6" style:family="paragraph" style:parent-style-name="Standard" style:list-style-name="L13">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7" style:family="paragraph" style:parent-style-name="Standard" style:list-style-name="L17">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8" style:family="paragraph" style:parent-style-name="Standard" style:list-style-name="L20">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9" style:family="paragraph" style:parent-style-name="Standard" style:list-style-name="L30">
      <style:paragraph-properties fo:text-align="start" style:justify-single-word="false"/>
      <style:text-properties fo:color="#ff0000"/>
    </style:style>
    <style:style style:name="P80" style:family="paragraph" style:parent-style-name="Standard" style:list-style-name="L30">
      <style:paragraph-properties fo:text-align="start" style:justify-single-word="false"/>
    </style:style>
    <style:style style:name="P81" style:family="paragraph" style:parent-style-name="Table_20_Contents">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font-size="12pt" style:text-underline-style="none" fo:font-weight="bold" style:font-size-asian="12pt" style:font-weight-asian="bold" style:font-size-complex="12pt" style:font-weight-complex="bold"/>
    </style:style>
    <style:style style:name="T22" style:family="text">
      <style:text-properties fo:font-size="12pt" style:text-underline-style="none" fo:font-weight="normal" style:font-size-asian="12pt" style:font-weight-asian="normal" style:font-size-complex="12pt" style:font-weight-complex="normal"/>
    </style:style>
    <style:style style:name="T23"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4"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904294908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64"><text:span text:style-name="T3">school (VARCHAR, NOT NULL – the name of the school of the user) </text:span><text:span text:style-name="T6">(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7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text:span></text:p>
      <text:list xml:id="list1069125188" text:style-name="L2">
        <text:list-item>
          <text:p text:style-name="P31">validation of presence of every field</text:p>
        </text:list-item>
        <text:list-item>
          <text:p text:style-name="P31">validation of uniqueness of email</text:p>
        </text:list-item>
        <text:list-item>
          <text:p text:style-name="P31">validation of numericality of shool_level_id, int &gt; 0, and validation of presence of associated element</text:p>
        </text:list-item>
        <text:list-item>
          <text:p text:style-name="P31">attributes and methods for authentication with encrypted password</text:p>
        </text:list-item>
        <text:list-item>
          <text:p text:style-name="P31">method to save the user which contains a SQL-transaction and saves lines of table users_subjects (4)</text:p>
        </text:list-item>
        <text:list-item>
          <text:p text:style-name="P72"><text:soft-page-break/>validation of length of string fields</text:p>
        </text:list-item>
      </text:list>
      <text:p text:style-name="P11"/>
      <text:p text:style-name="P1"><text:span text:style-name="T3">Table </text:span><text:span text:style-name="T2">school_levels (2)</text:span><text:span text:style-name="T3"> (levels of teaching, such as 'primary school', 'secondary school', etc):</text:span></text:p>
      <text:list xml:id="list477698784" text:style-name="L3">
        <text:list-item>
          <text:p text:style-name="P32">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pan text:style-name="T3">Table </text:span><text:span text:style-name="T2">subjects (3)</text:span><text:span text:style-name="T3"> (subjects associated to users or to lessons):</text:span></text:p>
      <text:list xml:id="list1373331278" text:style-name="L4">
        <text:list-item>
          <text:p text:style-name="P33">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878124271" text:style-name="L6">
        <text:list-item>
          <text:p text:style-name="P34">user_id (INTEGER, FK, NOT NULL)</text:p>
        </text:list-item>
        <text:list-item>
          <text:p text:style-name="P34">subject_id (INTEGER, FK, NOT NULL)</text:p>
        </text:list-item>
        <text:list-item>
          <text:p text:style-name="P73">more useful fields, like first_subject?</text:p>
        </text:list-item>
      </text:list>
      <text:p text:style-name="P1"><text:span text:style-name="T3">Model </text:span><text:span text:style-name="T2">UsersSubject </text:span><text:span text:style-name="T3">(associated to table users_subjects):</text:span></text:p>
      <text:list xml:id="list328178200" text:style-name="L7">
        <text:list-item>
          <text:p text:style-name="P35">validation of presence and numericality (int &gt; 0) of both foreign keys + validation of presence of both associated elements)</text:p>
        </text:list-item>
        <text:list-item>
          <text:p text:style-name="P35">it's not possible to destroy a line of this table if it's the last one associated to an user: an user can't exist without any associated subject</text:p>
        </text:list-item>
      </text:list>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640520874" text:style-name="L8">
        <text:list-item>
          <text:p text:style-name="P36">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1235815484" text:style-name="L9">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74">height and width for image?</text:p>
        </text:list-item>
      </text:list>
      <text:p text:style-name="P3">This table has a cascade destruction process for the associated table media_elements_slides (8)</text:p>
      <text:p text:style-name="P3"/>
      <text:p text:style-name="P1"><text:span text:style-name="T3">Model </text:span><text:span text:style-name="T2">MediaElement</text:span><text:span text:style-name="T3"> (associated to table media_elements):</text:span></text:p>
      <text:list xml:id="list1251132422" text:style-name="L10">
        <text:list-item>
          <text:p text:style-name="P38">validation of presence of every field except duration</text:p>
        </text:list-item>
        <text:list-item>
          <text:p text:style-name="P38">validation of inclusion of public in [true, false] (it must be false if new_record?), and of sti_type in ['Video', 'Image', 'Audio']</text:p>
        </text:list-item>
        <text:list-item>
          <text:p text:style-name="P38"><text:soft-page-break/>validation of numericality int &gt; 0 and presence of associated element for user_id</text:p>
        </text:list-item>
        <text:list-item>
          <text:p text:style-name="P38">validation of numericality if not null of duration</text:p>
        </text:list-item>
        <text:list-item>
          <text:p text:style-name="P38">validation that duration can't be null for video and audio, and must be null for image</text:p>
        </text:list-item>
        <text:list-item>
          <text:p text:style-name="P38">validation that publication_date must be null if private, and not null and in the right format if the element is public</text:p>
        </text:list-item>
        <text:list-item>
          <text:p text:style-name="P75">validation of length for string – text fields</text:p>
        </text:list-item>
      </text:list>
      <text:p text:style-name="P3">This model has implemented a cascade destruction process for the tables reports (11), bookmarks (12) and taggings (15), but at level of ruby code, not in the database</text:p>
      <text:p text:style-name="P3">This model has a control that forbids destruction if public; once it is public, another validation, it can't be set to private again nor modified in any way.</text:p>
      <text:p text:style-name="P1"><text:span text:style-name="T3">Models </text:span><text:span text:style-name="T2">Audio</text:span><text:span text:style-name="T3">, </text:span><text:span text:style-name="T2">Video</text:span><text:span text:style-name="T3">, </text:span><text:span text:style-name="T2">Image</text:span><text:span text:style-name="T3"> – inherit from class MediaElement</text:span></text:p>
      <text:p text:style-name="P3"/>
      <text:p text:style-name="P1"><text:span text:style-name="T3">Table </text:span><text:span text:style-name="T2">slides (7)</text:span><text:span text:style-name="T3"> (represents a slide composing the lesson)</text:span></text:p>
      <text:list xml:id="list841208471" text:style-name="L11">
        <text:list-item>
          <text:p text:style-name="P39">lesson_id (INTEGER, FK, NOT NULL – refers to table lessons (9))</text:p>
        </text:list-item>
        <text:list-item>
          <text:p text:style-name="P39">title (TEXT – may be null)</text:p>
        </text:list-item>
        <text:list-item>
          <text:p text:style-name="P39">text1 (TEXT – may be null)</text:p>
        </text:list-item>
        <text:list-item>
          <text:p text:style-name="P39">text2 (TEXT – may be null)</text:p>
        </text:list-item>
        <text:list-item>
          <text:p text:style-name="P39">position (INTEGER, NOT NULL – represents the position of the slide inside the lesson)</text:p>
        </text:list-item>
        <text:list-item>
          <text:p text:style-name="P39">type (ENUM ['cover', 'text1', 'text2', 'image1', 'image2', 'image3', 'audio1', 'audio2', 'video1', 'video2'] – represents the type of the slide)</text:p>
        </text:list-item>
      </text:list>
      <text:p text:style-name="P4">slide types:</text:p>
      <text:list xml:id="list898447769" text:style-name="L12">
        <text:list-item>
          <text:p text:style-name="P65"><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5"><text:span text:style-name="T2">text1</text:span><text:span text:style-name="T3">: title + one big text area with TinyMCE – it is possible to edit mathematical formulas inside (this is possible in any other slide using TinyMCE). All the remaining slide types </text:span><text:span text:style-name="T3">contain a title as well, I don't specify it again</text:span></text:p>
        </text:list-item>
        <text:list-item>
          <text:p text:style-name="P65"><text:span text:style-name="T2">text2</text:span><text:span text:style-name="T3">: two smaller text areas</text:span></text:p>
        </text:list-item>
        <text:list-item>
          <text:p text:style-name="P65"><text:span text:style-name="T2">image1</text:span><text:span text:style-name="T3">: a small text area and a small picture</text:span></text:p>
        </text:list-item>
        <text:list-item>
          <text:p text:style-name="P65"><text:span text:style-name="T2">image2</text:span><text:span text:style-name="T3">: two small pictures</text:span></text:p>
        </text:list-item>
        <text:list-item>
          <text:p text:style-name="P65"><text:span text:style-name="T2">image3</text:span><text:span text:style-name="T3">: a big picture</text:span></text:p>
        </text:list-item>
        <text:list-item>
          <text:p text:style-name="P65"><text:span text:style-name="T2">audio1</text:span><text:span text:style-name="T3">: small text area and a small audio player</text:span></text:p>
        </text:list-item>
        <text:list-item>
          <text:p text:style-name="P65"><text:span text:style-name="T2">audio2</text:span><text:span text:style-name="T3">: big audio player</text:span></text:p>
        </text:list-item>
        <text:list-item>
          <text:p text:style-name="P65"><text:span text:style-name="T2">video1</text:span><text:span text:style-name="T3">: small text area and a small video player</text:span></text:p>
        </text:list-item>
        <text:list-item>
          <text:p text:style-name="P65"><text:span text:style-name="T2">video2</text:span><text:span text:style-name="T3">: big video player</text:span></text:p>
        </text:list-item>
      </text:list>
      <text:p text:style-name="P3">This table has implemented cascade automatic destruction for table media_elements_slides (8)</text:p>
      <text:p text:style-name="P1"><text:span text:style-name="T3">Model </text:span><text:span text:style-name="T2">Slide</text:span><text:span text:style-name="T3"> (associated to the table slides):</text:span></text:p>
      <text:list xml:id="list2055848061" text:style-name="L13">
        <text:list-item>
          <text:p text:style-name="P40">validation of presence of every field except title, text1 and text2</text:p>
        </text:list-item>
        <text:list-item>
          <text:p text:style-name="P40">validation that text2 must be null if the type is not text2</text:p>
        </text:list-item>
        <text:list-item>
          <text:p text:style-name="P40">validation of inclusion of type in ['cover', 'text1', 'text2', 'image1', 'image2', 'image3', 'audio1', 'audio2', 'video1', 'video2']</text:p>
        </text:list-item>
        <text:list-item>
          <text:p text:style-name="P76">validation of length of title</text:p>
        </text:list-item>
        <text:list-item>
          <text:p text:style-name="P40">validation of numericality of position and lesson_id, int &gt; 0</text:p>
        </text:list-item>
        <text:list-item>
          <text:p text:style-name="P40">validation of presence of associated lesson</text:p>
        </text:list-item>
        <text:list-item>
          <text:p text:style-name="P40">automatic system to recalculate positions after deletion, sort and similar slide operations</text:p>
        </text:list-item>
        <text:list-item>
          <text:p text:style-name="P40">it is not possible to delete the cover of a lesson, nor create a double of it, nor change its position from the standard value '1'</text:p>
        </text:list-item>
        <text:list-item>
          <text:p text:style-name="P40">validation of uniqueness with scope on the couple [lesson_id, position]</text:p>
        </text:list-item>
      </text:list>
      <text:p text:style-name="P3"/>
      <text:p text:style-name="P1"><text:soft-page-break/><text:span text:style-name="T3">Table </text:span><text:span text:style-name="T2">media_elements_slides (8)</text:span><text:span text:style-name="T3"> (a copy of a media_element inside a slide)</text:span></text:p>
      <text:list xml:id="list825593122" text:style-name="L14">
        <text:list-item>
          <text:p text:style-name="P41">media_element_id (INTEGER, FK, NOT NULL – refers to table media_elements (6))</text:p>
        </text:list-item>
        <text:list-item>
          <text:p text:style-name="P41">slide_id (INTEGER, FK, NOT NULL – refers to table slides (7))</text:p>
        </text:list-item>
        <text:list-item>
          <text:p text:style-name="P41">position (INTEGER, NOT NULL – it represents the position inside the slide)</text:p>
        </text:list-item>
      </text:list>
      <text:p text:style-name="P1"><text:span text:style-name="T3">Model </text:span><text:span text:style-name="T2">MediaElementsSlide </text:span><text:span text:style-name="T3">(associated to table media_elements_slides):</text:span></text:p>
      <text:list xml:id="list974231983" text:style-name="L15">
        <text:list-item>
          <text:p text:style-name="P42">validation of presence of every field</text:p>
        </text:list-item>
        <text:list-item>
          <text:p text:style-name="P42">validation of numericality int &gt; 0, and presence of associated fields, for media_element_id and slide_id</text:p>
        </text:list-item>
        <text:list-item>
          <text:p text:style-name="P42">validation of the type of the element depending on the type of slide</text:p>
        </text:list-item>
        <text:list-item>
          <text:p text:style-name="P42">validation of inclusion of position in [1, 2], and it can't be 2 if the slide type does not allow two elements</text:p>
        </text:list-item>
        <text:list-item>
          <text:p text:style-name="P42">validation of uniqueness of the triple [position, media_element_id, slide_id]</text:p>
        </text:list-item>
        <text:list-item>
          <text:p text:style-name="P42">validation that the media_element must be loaded by me or public</text:p>
        </text:list-item>
      </text:list>
      <text:p text:style-name="P3"/>
      <text:p text:style-name="P1"><text:span text:style-name="T3">Table </text:span><text:span text:style-name="T2">lessons (9)</text:span><text:span text:style-name="T3"> (a lesson composed by a set of ordered slides):</text:span></text:p>
      <text:list xml:id="list859668053" text:style-name="L16">
        <text:list-item>
          <text:p text:style-name="P43">user_id (INTEGER, FK, NOT NULL – refers to table users (1))</text:p>
        </text:list-item>
        <text:list-item>
          <text:p text:style-name="P43">subject_id (INTEGER, FK, NOT NULL – refers to table subjects (3))</text:p>
        </text:list-item>
        <text:list-item>
          <text:p text:style-name="P43">school_level_id (INTEGER, FK, NOT NULL – refers to table school_levels (2))</text:p>
        </text:list-item>
        <text:list-item>
          <text:p text:style-name="P43">title (VARCHAR, NOT NULL)</text:p>
        </text:list-item>
        <text:list-item>
          <text:p text:style-name="P43">description (TEXT, NOT NULL)</text:p>
        </text:list-item>
        <text:list-item>
          <text:p text:style-name="P43">public (BOOLEAN, NOT NULL, DEFAULT FALSE – if set to true anyone can see, link and copy the lesson)</text:p>
        </text:list-item>
        <text:list-item>
          <text:p text:style-name="P43">parent_id (INTEGER, FK – can be null, refers to table lessons (9) – this foreign key points to the lesson from which the current lesson has been copied)</text:p>
        </text:list-item>
        <text:list-item>
          <text:p text:style-name="P43">copied_not_modified (BOOLEAN, NOT NULL – set to true if the lesson has just been copied but still not modified)</text:p>
        </text:list-item>
        <text:list-item>
          <text:p text:style-name="P43">token (STRING – needed to access the viewer of private lessons)</text:p>
        </text:list-item>
      </text:list>
      <text:p text:style-name="P3">This table has implemented automatic cascade destruction for the tables slides (7), virtual_classroom_lessons (13) and likes (10)</text:p>
      <text:p text:style-name="P1"><text:span text:style-name="T3">Model </text:span><text:span text:style-name="T2">Lesson</text:span><text:span text:style-name="T3"> (associated to table lessons):</text:span></text:p>
      <text:list xml:id="list1457757047" text:style-name="L17">
        <text:list-item>
          <text:p text:style-name="P44">validation of presence of each field except for parent_id</text:p>
        </text:list-item>
        <text:list-item>
          <text:p text:style-name="P44">validation of numericality int &gt; 0 and presence of associated element for user_id, subject_id, school_level_id, and parent_id if not nil</text:p>
        </text:list-item>
        <text:list-item>
          <text:p text:style-name="P44">validation of inclusion of public and copied_not_modified in [true, false], public must be false if new_record?</text:p>
        </text:list-item>
        <text:list-item>
          <text:p text:style-name="P77">validation of length of description and text fields</text:p>
        </text:list-item>
        <text:list-item>
          <text:p text:style-name="P44">automatic creation of standard coverslide before save if new record</text:p>
        </text:list-item>
        <text:list-item>
          <text:p text:style-name="P44">validates that copied_and_modified and public can't be both true</text:p>
        </text:list-item>
        <text:list-item>
          <text:p text:style-name="P44">validation that token must be present if and only if the lesson is public</text:p>
        </text:list-item>
      </text:list>
      <text:p text:style-name="P3">This model has implemented a cascade destruction process for the tables reports (11), bookmarks (12) and taggings (15), but at level of ruby code, not in the database.</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689393423" text:style-name="L18">
        <text:list-item>
          <text:p text:style-name="P45">user_id (INTEGER, FK, NOT NULL – user who likes)</text:p>
        </text:list-item>
        <text:list-item>
          <text:p text:style-name="P45">lesson_id (INTEGER, FK, NOT NULL – references to table lesson (9))</text:p>
        </text:list-item>
      </text:list>
      <text:p text:style-name="P1"><text:soft-page-break/><text:span text:style-name="T3">Model </text:span><text:span text:style-name="T2">Like</text:span><text:span text:style-name="T3"> (associated to table likes):</text:span></text:p>
      <text:list xml:id="list2139798159" text:style-name="L19">
        <text:list-item>
          <text:p text:style-name="P46">validation of presence of each field</text:p>
        </text:list-item>
        <text:list-item>
          <text:p text:style-name="P46">validation of numericality int &gt; 0 and presence of associated element for user_id and lesson_id</text:p>
        </text:list-item>
        <text:list-item>
          <text:p text:style-name="P46">validation of uniqueness with scope for the couple [user_id, lesson_id]</text:p>
        </text:list-item>
        <text:list-item>
          <text:p text:style-name="P46">validation that an user can like only an element or lesson that does not belong to him and is public</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reports (11)</text:span><text:span text:style-name="T3"> (report of abuse of lessons or media elements):</text:span></text:p>
      <text:list xml:id="list1127217176" text:continue-list="list689393423" text:style-name="L18">
        <text:list-item>
          <text:p text:style-name="P45">user_id (INTEGER, FK, NOT NULL – user who likes)</text:p>
        </text:list-item>
        <text:list-item>
          <text:p text:style-name="P45">reportable_id (INTEGER, NOT NULL – reported object's id)</text:p>
        </text:list-item>
        <text:list-item>
          <text:p text:style-name="P45">reportable_type (ENUM ['MediaElement', 'Lesson'] – not null, unique index together with reportable_id and user_id)</text:p>
        </text:list-item>
        <text:list-item>
          <text:p text:style-name="P45">comment (TEXT, NOT NULL)</text:p>
        </text:list-item>
      </text:list>
      <text:p text:style-name="P1"><text:span text:style-name="T3">Model </text:span><text:span text:style-name="T2">Report</text:span><text:span text:style-name="T3"> (associated to table reports):</text:span></text:p>
      <text:list xml:id="list418026720" text:style-name="L20">
        <text:list-item>
          <text:p text:style-name="P47">validation of presence of each field</text:p>
        </text:list-item>
        <text:list-item>
          <text:p text:style-name="P47">validation of numericality int &gt; 0 and presence of associated element for user_id and reportable_id</text:p>
        </text:list-item>
        <text:list-item>
          <text:p text:style-name="P47">validation of uniqueness with scope for the triple [user_id, reportable_id, reportable_type]</text:p>
        </text:list-item>
        <text:list-item>
          <text:p text:style-name="P47">validation of inclusion reportable_type in ['MediaElement', 'Lesson']</text:p>
        </text:list-item>
        <text:list-item>
          <text:p text:style-name="P78">validation of length of comment</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bookmarks (12)</text:span><text:span text:style-name="T3"> (bookmark to see a lesson or a media element inside my own section):</text:span></text:p>
      <text:list xml:id="list1341082214" text:continue-list="list1127217176" text:style-name="L18">
        <text:list-item>
          <text:p text:style-name="P45">user_id (INTEGER, FK, NOT NULL – user who likes)</text:p>
        </text:list-item>
        <text:list-item>
          <text:p text:style-name="P45">bookmarkable_id (INTEGER, NOT NULL – bookmarked object's id)</text:p>
        </text:list-item>
        <text:list-item>
          <text:p text:style-name="P45">bookmarkable_type (ENUM ['MediaElement', 'Lesson'] – not null, unique index together with bookmarkable_id and user_id)</text:p>
        </text:list-item>
      </text:list>
      <text:p text:style-name="P1"><text:span text:style-name="T3">Model </text:span><text:span text:style-name="T2">Bookmark</text:span><text:span text:style-name="T3"> (associated to table bookmarks):</text:span></text:p>
      <text:list xml:id="list155989969" text:style-name="L21">
        <text:list-item>
          <text:p text:style-name="P48">validation of presence of each field</text:p>
        </text:list-item>
        <text:list-item>
          <text:p text:style-name="P48">validation of numericality int &gt; 0 and presence of associated element for user_id and bookmarkable_id</text:p>
        </text:list-item>
        <text:list-item>
          <text:p text:style-name="P48">validation of uniqueness with scope for the triple [user_id, bookmarkable_id, bookmarkable_type]</text:p>
        </text:list-item>
        <text:list-item>
          <text:p text:style-name="P48">validation of inclusion bookmarkable_type in ['MediaElement', 'Lesson']</text:p>
        </text:list-item>
        <text:list-item>
          <text:p text:style-name="P48">validation that an user can bookmark only an element or lesson that does not belong to him and is public</text:p>
        </text:list-item>
      </text:list>
      <text:p text:style-name="P3">This model has implemented manual polymorphic associations (with cascade destructions) with the tables media_elements (6) and lessons (9)</text:p>
      <text:p text:style-name="P3">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736719703" text:style-name="L22">
        <text:list-item>
          <text:p text:style-name="P49"><text:soft-page-break/>lesson_id (INTEGER, FK, NOT NULL – refers to table lessons (9))</text:p>
        </text:list-item>
        <text:list-item>
          <text:p text:style-name="P49">user_id (INTEGER, FK, NOT NULL – refers to table users (1))</text:p>
        </text:list-item>
        <text:list-item>
          <text:p text:style-name="P49">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792061916" text:style-name="L23">
        <text:list-item>
          <text:p text:style-name="P50">validation of presence of every field, except for position</text:p>
        </text:list-item>
        <text:list-item>
          <text:p text:style-name="P50">validation of numericality int &gt; 0 and presence of associated element for lesson_id and user_id</text:p>
        </text:list-item>
        <text:list-item>
          <text:p text:style-name="P50">validation, if not null, of numericality of position, int &gt; 0</text:p>
        </text:list-item>
        <text:list-item>
          <text:p text:style-name="P50">automatic system of updating the positions</text:p>
        </text:list-item>
        <text:list-item>
          <text:p text:style-name="P50">validation of uniqueness with scope on the couple [user_id, lesson_id] and on the triple [user_id, lesson_id, position] if position not null</text:p>
        </text:list-item>
        <text:list-item>
          <text:p text:style-name="P50">validation that must exist bookmark before, or the lesson is mine (for media elements it is different, I can also use an element without having it in my bookmarks or my elements)</text:p>
        </text:list-item>
        <text:list-item>
          <text:p text:style-name="P50">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1735628339" text:continue-list="list736719703" text:style-name="L22">
        <text:list-item>
          <text:p text:style-name="P49">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1199972011" text:style-name="L24">
        <text:list-item>
          <text:p text:style-name="P51">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446729173" text:continue-list="list1341082214" text:style-name="L18">
        <text:list-item>
          <text:p text:style-name="P45">tag_id (INTEGER, FK, NOT NULL – relative tag)</text:p>
        </text:list-item>
        <text:list-item>
          <text:p text:style-name="P45">taggable_id (INTEGER, NOT NULL – tagged object's id)</text:p>
        </text:list-item>
        <text:list-item>
          <text:p text:style-name="P45">taggable_type (ENUM ['MediaElement', 'Lesson'] – not null, unique index together with taggable_id and tag_id)</text:p>
        </text:list-item>
      </text:list>
      <text:p text:style-name="P1"><text:span text:style-name="T3">Model </text:span><text:span text:style-name="T2">Tagging</text:span><text:span text:style-name="T3"> (associated to table taggings):</text:span></text:p>
      <text:list xml:id="list1777636114" text:style-name="L25">
        <text:list-item>
          <text:p text:style-name="P52">validation of presence of each field</text:p>
        </text:list-item>
        <text:list-item>
          <text:p text:style-name="P52">validation of numericality int &gt; 0 and presence of associated element for tag_id and taggiable_id</text:p>
        </text:list-item>
        <text:list-item>
          <text:p text:style-name="P52">validation of uniqueness with scope for the triple [tag_id, taggable_id, taggable_type]</text:p>
        </text:list-item>
        <text:list-item>
          <text:p text:style-name="P52">validation of inclusion taggable_type in ['MediaElement', 'Lesson']</text:p>
        </text:list-item>
      </text:list>
      <text:p text:style-name="P3">This model has implemented manual polymorphic associations (with cascade destructions) with the tables media_elements (6) and lessons (9)</text:p>
      <text:p text:style-name="P3"/>
      <text:p text:style-name="P1"><text:span text:style-name="T3">Table </text:span><text:span text:style-name="T2">notifications (16)</text:span><text:span text:style-name="T3"> (notification of events to the user):</text:span></text:p>
      <text:list xml:id="list795075971" text:continue-list="list446729173" text:style-name="L18">
        <text:list-item>
          <text:p text:style-name="P45">user_id (INTEGER, FK, NOT NULL – relative tag)</text:p>
        </text:list-item>
        <text:list-item>
          <text:p text:style-name="P45">message (TEXT, NOT NULL – message)</text:p>
        </text:list-item>
        <text:list-item>
          <text:p text:style-name="P45">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1034237599" text:style-name="L26">
        <text:list-item>
          <text:p text:style-name="P53">validation of presence of each field</text:p>
        </text:list-item>
        <text:list-item>
          <text:p text:style-name="P53">validation of inclusion seen in [true, false]</text:p>
        </text:list-item>
        <text:list-item>
          <text:p text:style-name="P53">validation of numericality int &gt; 0 and presence of associated element for user_id</text:p>
        </text:list-item>
      </text:list>
      <text:p text:style-name="P3"/>
      <text:p text:style-name="P3"/>
      <text:p text:style-name="P3"><text:soft-page-break/></text:p>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2147961549" text:style-name="L27">
        <text:list-item>
          <text:p text:style-name="P66"><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6"><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003442530" text:style-name="L28">
        <text:list-item>
          <text:p text:style-name="P67"><text:span text:style-name="T16">if an item is </text:span><text:span text:style-name="T13">private</text:span><text:span text:style-name="T15"> </text:span><text:span text:style-name="T16">it can be seen only by its owner</text:span></text:p>
        </text:list-item>
        <text:list-item>
          <text:p text:style-name="P67"><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286927504" text:style-name="L29">
        <text:list-item>
          <text:p text:style-name="P68"><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8"><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3"/>
      <text:p text:style-name="P3">There are 8 different extractors (each one corresponds to an action, which corresponds to a static method, which may correspond to the same submethod of another extractor):</text:p>
      <text:p text:style-name="P3"/>
      <text:list xml:id="list1863143272" text:style-name="L30">
        <text:list-item>
          <text:p text:style-name="P79"><text:span text:style-name="T21">Suggested Lessons</text:span><text:span text:style-name="T22">: conditions → </text:span><text:span text:style-name="T23">(public = true) </text:span><text:span text:style-name="T16">∧</text:span><text:span text:style-name="T23"> (user_id != mine) </text:span><text:span text:style-name="T24">∧</text:span><text:span text:style-name="T23"> (subject_id corresponds to one of my subjects)</text:span><text:span text:style-name="T22"> → returns Lessons Container</text:span></text:p>
        </text:list-item>
        <text:list-item>
          <text:p text:style-name="P79"><text:span text:style-name="T21">Last Media Elements</text:span><text:span text:style-name="T22">: conditions → </text:span><text:span text:style-name="T23">(public = true) </text:span><text:span text:style-name="T16">∧</text:span><text:span text:style-name="T23"> (user_id != mine) </text:span><text:span text:style-name="T24">∧</text:span><text:span text:style-name="T23"> (there is no </text:span><text:span text:style-name="T23">bookmark for my user) </text:span><text:span text:style-name="T22">→ returns Elements Container (ordered by publication date descendant)</text:span></text:p>
        </text:list-item>
        <text:list-item>
          <text:p text:style-name="P80"><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80"><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80"><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80"><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80"><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80"><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1609892424" text:style-name="L31">
        <text:list-item>
          <text:p text:style-name="P70">filter by subject (only for lessons)</text:p>
        </text:list-item>
        <text:list-item>
          <text:p text:style-name="P70"><text:soft-page-break/>filter by school level (only for lessons)</text:p>
        </text:list-item>
        <text:list-item>
          <text:p text:style-name="P70">filter by format (only for media elements)</text:p>
        </text:list-item>
        <text:list-item>
          <text:p text:style-name="P70">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2161837284" text:style-name="L32">
        <text:list-item>
          <text:p text:style-name="P54">a list of active record objects representing lessons</text:p>
        </text:list-item>
        <text:list-item>
          <text:p text:style-name="P54">the extracting action who called the view</text:p>
        </text:list-item>
      </text:list>
      <text:p text:style-name="P3"/>
      <text:p text:style-name="P1"><text:span text:style-name="T18">The view is organized as follows</text:span><text:span text:style-name="T3">:</text:span></text:p>
      <text:list xml:id="list755399684" text:style-name="L33">
        <text:list-item>
          <text:p text:style-name="P55">buttons to order the lessons according to their parameters (except for the suggested lessons)</text:p>
        </text:list-item>
        <text:list-item>
          <text:p text:style-name="P69"><text:span text:style-name="T3">for each lesson in the set, it is shown the single lesson partial, which receives as parameter the </text:span><text:span text:style-name="T2">visible lesson state</text:span></text:p>
        </text:list-item>
        <text:list-item>
          <text:p text:style-name="P55">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2058206080" text:style-name="L34">
        <text:list-item>
          <text:p text:style-name="P56">preview + edit + publish + virtual classroom + destroy + copy</text:p>
        </text:list-item>
        <text:list-item>
          <text:p text:style-name="P56">preview + edit + destroy + a special color state (grey)</text:p>
        </text:list-item>
        <text:list-item>
          <text:p text:style-name="P56">preview + virtual classroom + remove + copy + like + report</text:p>
        </text:list-item>
        <text:list-item>
          <text:p text:style-name="P56">preview + like + add + report</text:p>
        </text:list-item>
        <text:list-item>
          <text:p text:style-name="P56">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1358299786" text:style-name="L35">
        <text:list-item>
          <text:p text:style-name="P63">preview<text:span text:style-name="T1">: opens a pop up with shadow, which contains the lesson viewer;</text:span></text:p>
        </text:list-item>
        <text:list-item>
          <text:p text:style-name="P63">add<text:span text:style-name="T1">: creates a bookmark;</text:span></text:p>
        </text:list-item>
        <text:list-item>
          <text:p text:style-name="P63">remove<text:span text:style-name="T1">: deletes the lesson from the list, deletes the bookmark and every line of virtual_classroom_lessons;</text:span></text:p>
        </text:list-item>
        <text:list-item>
          <text:p text:style-name="P63">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63">publish<text:span text:style-name="T1">: saves the lesson as public (you have to confirm that you want the lesson and all its elements to be public);</text:span></text:p>
        </text:list-item>
        <text:list-item>
          <text:p text:style-name="P63">unpublish<text:span text:style-name="T1">: saves the lesson as private without asking confirm and deletes all bookmarks and virtual_classroom_lessons records from anybody else using it; does not delete associated likes;</text:span></text:p>
        </text:list-item>
        <text:list-item>
          <text:p text:style-name="P63"><text:soft-page-break/>virtual classroom<text:span text:style-name="T1">: it is a on/off button; it just add / removes elements of </text:span><text:span text:style-name="T1">virtual_classroom_lessons;</text:span></text:p>
        </text:list-item>
        <text:list-item>
          <text:p text:style-name="P63">delete<text:span text:style-name="T1">: same behavior of 'edit', it must send notifications to who is using this lesson, and then delete all bookmarks and virtual classroom elements (it must also ask for confirmation);</text:span></text:p>
        </text:list-item>
        <text:list-item>
          <text:p text:style-name="P63">like<text:span text:style-name="T1">: on/off button, creates and deletes rows from the table likes;</text:span></text:p>
        </text:list-item>
        <text:list-item>
          <text:p text:style-name="P63">copy<text:span text:style-name="T1">: creates a clone of the lesson with all its slides and elements, with user_id = mine, and copied_and_not_modified switched to true</text:span></text:p>
        </text:list-item>
        <text:list-item>
          <text:p text:style-name="P63">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2110430094" text:style-name="L36">
        <text:list-item>
          <text:p text:style-name="P57">preview + edit + destroy</text:p>
        </text:list-item>
        <text:list-item>
          <text:p text:style-name="P57">preview + add + report</text:p>
        </text:list-item>
        <text:list-item>
          <text:p text:style-name="P57">preview + edit + remove</text:p>
        </text:list-item>
      </text:list>
      <text:p text:style-name="P9"/>
      <text:p text:style-name="P4">Actions and consequences of each button for elements:</text:p>
      <text:list xml:id="list688080466" text:continue-list="list1358299786" text:style-name="L35">
        <text:list-item>
          <text:p text:style-name="P63">preview<text:span text:style-name="T1">: opens a pop up with thumbnail and information</text:span></text:p>
        </text:list-item>
        <text:list-item>
          <text:p text:style-name="P63">add<text:span text:style-name="T1">: creates a bookmark for that element</text:span></text:p>
        </text:list-item>
        <text:list-item>
          <text:p text:style-name="P63">report<text:span text:style-name="T1">: opens a form to report the lesson</text:span></text:p>
        </text:list-item>
        <text:list-item>
          <text:p text:style-name="P63">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3">remove<text:span text:style-name="T1">: removes the bookmark</text:span></text:p>
        </text:list-item>
        <text:list-item>
          <text:p text:style-name="P63">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ext:soft-page-break/>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759461576" text:style-name="L37">
        <text:list-item>
          <text:p text:style-name="P58">crop and cut parts of the image</text:p>
        </text:list-item>
        <text:list-item>
          <text:p text:style-name="P58">insert text, deciding font size, color and position</text:p>
        </text:list-item>
      </text:list>
      <text:p text:style-name="P3"/>
      <text:p text:style-name="P4">Actions available in the audio editor:</text:p>
      <text:list xml:id="list1657092858" text:style-name="L38">
        <text:list-item>
          <text:p text:style-name="P59">select different audio tracks (between my elements and public elements)</text:p>
        </text:list-item>
        <text:list-item>
          <text:p text:style-name="P59">cut audio tracks</text:p>
        </text:list-item>
        <text:list-item>
          <text:p text:style-name="P59">join audio tracks</text:p>
        </text:list-item>
        <text:list-item>
          <text:p text:style-name="P59">listen to the final audio track and decide whether saving it or not</text:p>
        </text:list-item>
      </text:list>
      <text:p text:style-name="P3"/>
      <text:p text:style-name="P4">Actions available in the video editor:</text:p>
      <text:list xml:id="list574082192" text:style-name="L39">
        <text:list-item>
          <text:p text:style-name="P60">select different videos (between my elements and public elements)</text:p>
        </text:list-item>
        <text:list-item>
          <text:p text:style-name="P60">cut videos</text:p>
        </text:list-item>
        <text:list-item>
          <text:p text:style-name="P60">join videos with a standard fade</text:p>
        </text:list-item>
        <text:list-item>
          <text:p text:style-name="P60">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965891932" text:style-name="L40">
        <text:list-item>
          <text:p text:style-name="P61">available media elements</text:p>
        </text:list-item>
        <text:list-item>
          <text:p text:style-name="P61">current slide to edit</text:p>
        </text:list-item>
        <text:list-item>
          <text:p text:style-name="P61">slides succession</text:p>
        </text:list-item>
        <text:list-item>
          <text:p text:style-name="P61"><text:soft-page-break/>toolbar</text:p>
        </text:list-item>
      </text:list>
      <text:p text:style-name="P3"/>
      <text:p text:style-name="P3"/>
      <text:p text:style-name="P14">2.6 – Virtual classroom</text:p>
      <text:p text:style-name="P14"/>
      <text:p text:style-name="P3">A lesson can appear in the virtual classroom only under the following conditions:</text:p>
      <text:list xml:id="list731356504" text:style-name="L41">
        <text:list-item>
          <text:p text:style-name="P62">it has been created by me</text:p>
        </text:list-item>
        <text:list-item>
          <text:p text:style-name="P62">it's public and I have a bookmark for it in my lessons section</text:p>
        </text:list-item>
      </text:list>
      <text:p text:style-name="P3"/>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text:soft-page-break/>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ext:soft-page-break/>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text:soft-page-break/>scrivi che parto dal livello 2 al 4 (l'uno è definito in sezione 1, descrizione database)</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09-28T09:31:38</dc:date>
    <dc:creator>Morgan Spa</dc:creator>
    <meta:editing-duration>PT16H15M7S</meta:editing-duration>
    <meta:editing-cycles>223</meta:editing-cycles>
    <meta:generator>LibreOffice/3.5$Linux_X86_64 LibreOffice_project/350m1$Build-2</meta:generator>
    <meta:printed-by>Morgan Spa</meta:printed-by>
    <meta:print-date>2012-09-27T09:48:15</meta:print-date>
    <meta:document-statistic meta:table-count="3" meta:image-count="0" meta:object-count="0" meta:page-count="15" meta:paragraph-count="496" meta:word-count="4634" meta:character-count="25394" meta:non-whitespace-character-count="23097"/>
  </office:meta>
</office:document-meta>
</file>